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26.89mm"/>
    </style:style>
    <style:style style:name="co11" style:family="table-column">
      <style:table-column-properties fo:break-before="auto" style:column-width="239.64mm"/>
    </style:style>
    <style:style style:name="co12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0"/>
        <table:table-column table:style-name="co9" table:default-cell-style-name="ce16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30" office:value-type="string" calcext:value-type="string">
            <text:p>the number of people killed in Alabama helicopter crash is 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30" office:value-type="string" calcext:value-type="string">
            <text:p>the total population of Bharmaur sub-division was 39,11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in ...' pang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incorrect pater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duplicate(incorrect) extractions</text:p>
          </table:table-cell>
          <table:table-cell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kup_bfr_removing_{q_unit_objType}" table:style-name="ta1">
        <table:table-column table:style-name="co6" table:default-cell-style-name="ce40"/>
        <table:table-column table:style-name="co11" table:default-cell-style-name="ce16"/>
        <table:table-column table:style-name="co12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2:20:22.739460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4-13T02:42:52.210809277</dc:date>
    <meta:editing-duration>PT23M32S</meta:editing-duration>
    <meta:editing-cycles>16</meta:editing-cycles>
    <meta:generator>LibreOffice/4.4.2.2$Linux_X86_64 LibreOffice_project/40m0$Build-2</meta:generator>
    <meta:document-statistic meta:table-count="3" meta:cell-count="1103" meta:object-count="0"/>
  </office:meta>
</office:document-meta>
</file>